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bba" officeooo:paragraph-rsid="00040bba"/>
    </style:style>
    <style:style style:name="P2" style:family="paragraph" style:parent-style-name="Standard" style:list-style-name="L1">
      <style:text-properties officeooo:rsid="00040bba" officeooo:paragraph-rsid="00040bba"/>
    </style:style>
    <style:style style:name="P3" style:family="paragraph" style:parent-style-name="Standard" style:list-style-name="L1">
      <style:text-properties officeooo:rsid="000663c6" officeooo:paragraph-rsid="000663c6"/>
    </style:style>
    <style:style style:name="P4" style:family="paragraph" style:parent-style-name="Standard" style:list-style-name="L1">
      <style:text-properties officeooo:rsid="000672d5" officeooo:paragraph-rsid="000672d5"/>
    </style:style>
    <style:style style:name="P5" style:family="paragraph" style:parent-style-name="Standard" style:list-style-name="L1">
      <style:text-properties officeooo:rsid="00092759" officeooo:paragraph-rsid="00092759"/>
    </style:style>
    <style:style style:name="P6" style:family="paragraph" style:parent-style-name="Standard" style:list-style-name="L1">
      <style:text-properties officeooo:rsid="000936e1" officeooo:paragraph-rsid="000936e1"/>
    </style:style>
    <style:style style:name="P7" style:family="paragraph" style:parent-style-name="Standard" style:list-style-name="L1">
      <style:text-properties officeooo:rsid="000a3244" officeooo:paragraph-rsid="000a3244"/>
    </style:style>
    <style:style style:name="P8" style:family="paragraph" style:parent-style-name="Standard" style:list-style-name="L1">
      <style:text-properties officeooo:rsid="000c4243" officeooo:paragraph-rsid="000c4243"/>
    </style:style>
    <style:style style:name="P9" style:family="paragraph" style:parent-style-name="Standard" style:list-style-name="L1">
      <style:text-properties officeooo:rsid="000e71ba" officeooo:paragraph-rsid="000e71ba"/>
    </style:style>
    <style:style style:name="P10" style:family="paragraph" style:parent-style-name="Standard" style:list-style-name="L1">
      <style:text-properties officeooo:rsid="000fedd4" officeooo:paragraph-rsid="000fedd4"/>
    </style:style>
    <style:style style:name="P11" style:family="paragraph" style:parent-style-name="Standard" style:list-style-name="L1">
      <style:text-properties officeooo:rsid="00122823" officeooo:paragraph-rsid="00122823"/>
    </style:style>
    <style:style style:name="P12" style:family="paragraph" style:parent-style-name="Standard" style:list-style-name="L1">
      <style:text-properties officeooo:rsid="00134d40" officeooo:paragraph-rsid="00134d40"/>
    </style:style>
    <style:style style:name="P13" style:family="paragraph" style:parent-style-name="Standard" style:list-style-name="L1">
      <style:text-properties officeooo:rsid="00169d6f" officeooo:paragraph-rsid="00169d6f"/>
    </style:style>
    <style:style style:name="P14" style:family="paragraph" style:parent-style-name="Standard" style:list-style-name="L1">
      <style:text-properties officeooo:rsid="00214c98" officeooo:paragraph-rsid="00214c98"/>
    </style:style>
    <style:style style:name="P15" style:family="paragraph" style:parent-style-name="Standard" style:list-style-name="L1">
      <style:text-properties officeooo:rsid="0021b841" officeooo:paragraph-rsid="0021b841"/>
    </style:style>
    <style:style style:name="P16" style:family="paragraph" style:parent-style-name="Standard" style:list-style-name="L1">
      <style:text-properties officeooo:rsid="0021b841" officeooo:paragraph-rsid="0024fd5e"/>
    </style:style>
    <style:style style:name="P17" style:family="paragraph" style:parent-style-name="Standard" style:list-style-name="L1">
      <style:text-properties officeooo:rsid="0024fd5e" officeooo:paragraph-rsid="0024fd5e"/>
    </style:style>
    <style:style style:name="P18" style:family="paragraph" style:parent-style-name="Standard" style:list-style-name="L1">
      <style:text-properties officeooo:rsid="00293873" officeooo:paragraph-rsid="00293873"/>
    </style:style>
    <style:style style:name="T1" style:family="text">
      <style:text-properties officeooo:rsid="000c4243"/>
    </style:style>
    <style:style style:name="T2" style:family="text">
      <style:text-properties officeooo:rsid="000e71ba"/>
    </style:style>
    <style:style style:name="T3" style:family="text">
      <style:text-properties officeooo:rsid="00161419"/>
    </style:style>
    <style:style style:name="T4" style:family="text">
      <style:text-properties officeooo:rsid="001c6ba7"/>
    </style:style>
    <style:style style:name="T5" style:family="text">
      <style:text-properties officeooo:rsid="00262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World</text:p>
      <text:list xml:id="list3801469363" text:style-name="L1">
        <text:list-item>
          <text:p text:style-name="P2">Fantasy Steampunk</text:p>
          <text:list>
            <text:list-item>
              <text:p text:style-name="P3"><text:span text:style-name="T2">Setting: </text:span>Floating city in the sky, <text:span text:style-name="T4">Castle In The Sky Inspiration</text:span></text:p>
              <text:list>
                <text:list-item>
                  <text:p text:style-name="P4">Split into various districts</text:p>
                </text:list-item>
                <text:list-item>
                  <text:p text:style-name="P4">Central government exists but is barely holding power</text:p>
                </text:list-item>
                <text:list-item>
                  <text:p text:style-name="P4">Each district has a ruling faction</text:p>
                </text:list-item>
                <text:list-item>
                  <text:p text:style-name="P9">Flying using magical material mined from the earth</text:p>
                </text:list-item>
                <text:list-item>
                  <text:p text:style-name="P9">Ground below is hidden by a thick layer of clouds </text:p>
                </text:list-item>
                <text:list-item>
                  <text:p text:style-name="P12">Airships/monorail systems allow travel between different districts</text:p>
                </text:list-item>
              </text:list>
            </text:list-item>
            <text:list-item>
              <text:p text:style-name="P5">City Districts</text:p>
              <text:list>
                <text:list-item>
                  <text:p text:style-name="P5">Industrial District</text:p>
                  <text:list>
                    <text:list-item>
                      <text:p text:style-name="P5">Factories</text:p>
                    </text:list-item>
                  </text:list>
                </text:list-item>
                <text:list-item>
                  <text:p text:style-name="P5">High District</text:p>
                  <text:list>
                    <text:list-item>
                      <text:p text:style-name="P5">Venetian inspired</text:p>
                    </text:list-item>
                  </text:list>
                </text:list-item>
                <text:list-item>
                  <text:p text:style-name="P5">Market District</text:p>
                  <text:list>
                    <text:list-item>
                      <text:p text:style-name="P11">China/<text:span text:style-name="T3">Asia</text:span> town inspired</text:p>
                    </text:list-item>
                  </text:list>
                </text:list-item>
                <text:list-item>
                  <text:p text:style-name="P6">Government District</text:p>
                  <text:list>
                    <text:list-item>
                      <text:p text:style-name="P13">Large grand buildings</text:p>
                    </text:list-item>
                  </text:list>
                </text:list-item>
                <text:list-item>
                  <text:p text:style-name="P7">Slums</text:p>
                  <text:list>
                    <text:list-item>
                      <text:p text:style-name="P14"/>
                    </text:list-item>
                  </text:list>
                </text:list-item>
                <text:list-item>
                  <text:p text:style-name="P7">Farming <text:span text:style-name="T1">District</text:span></text:p>
                  <text:list>
                    <text:list-item>
                      <text:p text:style-name="P8">Relatively open fields</text:p>
                    </text:list-item>
                  </text:list>
                </text:list-item>
                <text:list-item>
                  <text:p text:style-name="P8">Mining District</text:p>
                  <text:list>
                    <text:list-item>
                      <text:p text:style-name="P10">The only district that has a connection to the ground</text:p>
                    </text:list-item>
                    <text:list-item>
                      <text:p text:style-name="P15">Faction: Ground Society</text:p>
                    </text:list-item>
                  </text:list>
                </text:list-item>
              </text:list>
            </text:list-item>
            <text:list-item>
              <text:p text:style-name="P9">Races:</text:p>
              <text:list>
                <text:list-item>
                  <text:p text:style-name="P9">Classic fantasy setting races</text:p>
                </text:list-item>
              </text:list>
            </text:list-item>
            <text:list-item>
              <text:p text:style-name="P17">Factions:</text:p>
              <text:list>
                <text:list-item>
                  <text:p text:style-name="P17">Ground Society</text:p>
                  <text:list>
                    <text:list-item>
                      <text:p text:style-name="P16">A secret society lives on the surface of the world</text:p>
                    </text:list-item>
                    <text:list-item>
                      <text:p text:style-name="P16">Existence is unknown to the city, save <text:span text:style-name="T5">for</text:span> some miners in the society</text:p>
                    </text:list-item>
                  </text:list>
                </text:list-item>
                <text:list-item>
                  <text:p text:style-name="P18">Central Government</text:p>
                  <text:list>
                    <text:list-item>
                      <text:p text:style-name="P18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5T22:33:54.235000000</dc:date>
    <meta:editing-duration>PT1H8M33S</meta:editing-duration>
    <meta:editing-cycles>26</meta:editing-cycles>
    <meta:document-statistic meta:table-count="0" meta:image-count="0" meta:object-count="0" meta:page-count="1" meta:paragraph-count="33" meta:word-count="163" meta:character-count="884" meta:non-whitespace-character-count="783"/>
  </office:meta>
</office:document-meta>
</file>